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0359e6" officeooo:paragraph-rsid="000359e6"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359e6" officeooo:paragraph-rsid="000359e6"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4de51" officeooo:paragraph-rsid="0004de51" style:font-size-asian="16pt" style:font-weight-asian="bold" style:font-size-complex="16pt" style:font-weight-complex="bold"/>
    </style:style>
    <style:style style:name="P4" style:family="paragraph" style:parent-style-name="Standard">
      <style:paragraph-properties fo:text-align="justify" style:justify-single-word="false"/>
      <style:text-properties fo:font-size="14pt" style:text-underline-style="none" fo:font-weight="normal" officeooo:rsid="000359e6" officeooo:paragraph-rsid="000359e6"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officeooo:paragraph-rsid="000359e6"/>
    </style:style>
    <style:style style:name="T1" style:family="text">
      <style:text-properties officeooo:rsid="0003d57d"/>
    </style:style>
    <style:style style:name="T2" style:family="text">
      <style:text-properties fo:font-size="14pt" style:text-underline-style="none" fo:font-weight="normal" style:font-size-asian="12.25pt" style:font-weight-asian="normal" style:font-size-complex="14pt" style:font-weight-complex="normal"/>
    </style:style>
    <style:style style:name="T3" style:family="text">
      <style:text-properties fo:font-size="14pt" style:text-underline-style="none" fo:font-weight="normal" officeooo:rsid="000359e6" style:font-size-asian="12.25pt" style:font-weight-asian="normal" style:font-size-complex="14pt" style:font-weight-complex="normal"/>
    </style:style>
    <style:style style:name="T4" style:family="text">
      <style:text-properties fo:font-size="14pt" style:text-underline-style="none" fo:font-weight="normal" officeooo:rsid="0003d57d" style:font-size-asian="12.25pt" style:font-weight-asian="normal" style:font-size-complex="14pt" style:font-weight-complex="normal"/>
    </style:style>
    <style:style style:name="T5" style:family="text">
      <style:text-properties fo:font-size="14pt" style:text-underline-style="none" fo:font-weight="normal" officeooo:rsid="00045c3a" style:font-size-asian="12.25pt" style:font-weight-asian="normal" style:font-size-complex="14pt" style:font-weight-complex="normal"/>
    </style:style>
    <style:style style:name="T6" style:family="text">
      <style:text-properties fo:font-size="14pt" style:text-underline-style="none" fo:font-weight="normal" officeooo:rsid="0004de51" style:font-size-asian="12.25pt" style:font-weight-asian="normal" style:font-size-complex="14pt" style:font-weight-complex="normal"/>
    </style:style>
    <style:style style:name="T7" style:family="text">
      <style:text-properties fo:font-size="14pt" style:text-underline-style="none" style:font-size-asian="12.25pt" style:font-size-complex="14pt"/>
    </style:style>
    <style:style style:name="T8" style:family="text">
      <style:text-properties fo:font-size="14pt" style:text-underline-style="none" officeooo:rsid="0003d57d" style:font-size-asian="12.25pt" style:font-size-complex="14pt"/>
    </style:style>
    <style:style style:name="T9" style:family="text">
      <style:text-properties fo:font-size="14pt" style:font-size-asian="12.25pt" style:font-size-complex="14pt"/>
    </style:style>
    <style:style style:name="T10" style:family="text">
      <style:text-properties fo:font-size="14pt" officeooo:rsid="0003d57d" style:font-size-asian="12.25pt" style:font-size-complex="14pt"/>
    </style:style>
    <style:style style:name="T11" style:family="text">
      <style:text-properties officeooo:rsid="00045c3a"/>
    </style:style>
    <style:style style:name="T12" style:family="text">
      <style:text-properties officeooo:rsid="0004f53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ck Guard:</text:p>
      <text:p text:style-name="P2"/>
      <text:p text:style-name="P4"><text:tab/>Stack guard is technique of automatic detection and prevention of Buffer overflow attacks. It is a compiler extension that enhances the executable code produced by the compiler so that it detects and thwarts the buffer-overflow attacks against the stack.</text:p>
      <text:p text:style-name="P5"><text:span text:style-name="T3"><text:tab/>Stack guard enhanced </text:span><text:span text:style-name="T4">programs detects the behavior of writing to the return address of a function while it is still active. <text:s/>Changes to active return addresses are blocked by StackGuard either by detecting the update before the feature returns or fully blocking the write to the return address. Detecting changes to the return address is a more effective and portable method, while stopping the change is more secure. <text:s/>Both methods are supported by StackGuard, as well as adaptive switching between them.</text:span></text:p>
      <text:p text:style-name="P5"><text:span text:style-name="T4"><text:tab/>So basically the model of opration of Stack Guard could br formalized as, whenever the buffer overflow is detected (by any of the above two methods), the process is terminated. Since an unknown amount of state has already been compromised before the attack is detected, it is difficult to safely restore the process's state. </text:span><text:span text:style-name="T5">So the process must exit.</text:span><text:span text:style-name="T4"> As a consequence, the method exits only with static data and </text:span><text:span text:style-name="T5">code</text:span><text:span text:style-name="T4">, eliminating any potential attacker corruption.</text:span></text:p>
      <text:p text:style-name="P5"><text:span text:style-name="T4"/></text:p>
      <text:p text:style-name="P5"><text:span text:style-name="T4"/></text:p>
      <text:p text:style-name="P3"><text:span text:style-name="T1">A</text:span>S<text:span text:style-name="T12">L</text:span>R Protectio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9T20:38:06.840398877</meta:creation-date>
    <dc:date>2021-03-29T22:50:48.631963099</dc:date>
    <meta:editing-duration>PT2H2M31S</meta:editing-duration>
    <meta:editing-cycles>4</meta:editing-cycles>
    <meta:generator>LibreOffice/6.4.6.2$Linux_X86_64 LibreOffice_project/40$Build-2</meta:generator>
    <meta:document-statistic meta:table-count="0" meta:image-count="0" meta:object-count="0" meta:page-count="1" meta:paragraph-count="5" meta:word-count="200" meta:character-count="1253" meta:non-whitespace-character-count="1053"/>
  </office:meta>
</office:document-meta>
</file>